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text-position="0% 100%"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text-position="0% 100%" fo:font-size="12pt" fo:font-weight="normal" style:font-size-asian="10.5pt" style:font-weight-asian="normal" style:font-size-complex="12pt" style:font-weight-complex="normal"/>
    </style:style>
    <style:style style:name="P4" style:family="paragraph" style:parent-style-name="Standard" style:list-style-name="L1">
      <style:paragraph-properties fo:text-align="start" style:justify-single-word="false"/>
      <style:text-properties style:text-position="0% 100%" fo:font-size="12pt" fo:font-weight="normal" style:font-size-asian="10.5pt" style:font-weight-asian="normal" style:font-size-complex="12pt" style:font-weight-complex="normal"/>
    </style:style>
    <style:style style:name="P5" style:family="paragraph" style:parent-style-name="Standard" style:list-style-name="L2">
      <style:paragraph-properties fo:text-align="start" style:justify-single-word="false"/>
      <style:text-properties style:text-position="0% 100%" fo:font-size="12pt" fo:font-weight="normal" style:font-size-asian="10.5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text-position="0% 100%" fo:font-size="12pt" fo:font-weight="bold" style:font-size-asian="10.5pt" style:font-weight-asian="bold" style:font-size-complex="12pt" style:font-weight-complex="bold"/>
    </style:style>
    <style:style style:name="P7" style:family="paragraph" style:parent-style-name="Standard" style:list-style-name="L2"/>
    <style:style style:name="T1" style:family="text">
      <style:text-properties style:text-position="sub 58%"/>
    </style:style>
    <style:style style:name="T2" style:family="text">
      <style:text-properties style:text-position="0% 100%"/>
    </style:style>
    <style:style style:name="T3" style:family="text">
      <style:text-properties officeooo:rsid="000e4a9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ulti-version concurrency control</text:p>
      <text:p text:style-name="P2"/>
      <text:list xml:id="list4720751351" text:style-name="L1">
        <text:list-item>
          <text:p text:style-name="P4">The waiting or the aborting of transactions in the locking or timestamp-based protocols can be avoided if old copies of each data item were kept in the system</text:p>
        </text:list-item>
        <text:list-item>
          <text:p text:style-name="P4">In multi-version concurrency-control schemes, each write(Q) operation creates a new version of Q. When another transaction issues a read(Q) operation, the concurrency-control manager selects the correct version of Q to be read.</text:p>
        </text:list-item>
        <text:list-item>
          <text:p text:style-name="P4">It ensures that the version to be read is selected by taking into account when the transaction was issued w.r.t. the other and thus ensures serializability.</text:p>
        </text:list-item>
      </text:list>
      <text:p text:style-name="P3"/>
      <text:p text:style-name="P2"><text:bookmark-start text:name="Multi-version timestamp ordering protocol"/>Multi-version timestamp ordering protocol<text:bookmark-end text:name="Multi-version timestamp ordering protocol"/></text:p>
      <text:list xml:id="list1941313649" text:style-name="L2">
        <text:list-item>
          <text:p text:style-name="P5">With each data item Q, a sequence of versions &lt;Q<text:span text:style-name="T1">1</text:span>, Q<text:span text:style-name="T1">2</text:span>, …, Q<text:span text:style-name="T1">m</text:span>&gt; is associated. A transaction – say T<text:span text:style-name="T1">i</text:span> – creates a new version Q<text:span text:style-name="T1">k</text:span> of data item Q by issuing write(Q) operation.</text:p>
        </text:list-item>
        <text:list-item>
          <text:p text:style-name="P5">If a transaction T<text:span text:style-name="T1">i</text:span> issues issues a read(Q), the the value returned is the latest version of Q which was written before T<text:span text:style-name="T1">i </text:span>arrived. That is a transaction reads the most recent version that comes before it in time.</text:p>
        </text:list-item>
        <text:list-item>
          <text:p text:style-name="P7">If a transaction T<text:span text:style-name="T1">i</text:span> issues a write(Q) and some other transaction which arrived after <text:span text:style-name="T2">T</text:span><text:span text:style-name="T1">i</text:span><text:span text:style-name="T2"> has</text:span> done a read(Q) , then T<text:span text:style-name="T1">i </text:span>is rolled back as T<text:span text:style-name="T1">i</text:span> was supposed to write before the other transaction did the read(Q). Else it creates a new version of Q.</text:p>
        </text:list-item>
        <text:list-item>
          <text:p text:style-name="P5">Versions that are no longer needed are discarded according to the following rule. If there are two versions, both of whom were created before the oldest transaction in the system, the older one among them is removed as it will never be used</text:p>
        </text:list-item>
        <text:list-item>
          <text:p text:style-name="P6">Advantages</text:p>
          <text:list>
            <text:list-item>
              <text:p text:style-name="P5">A read request never fails(i.e. No waits or rollbacks). In a typical database situation where reading is more frequent than writing this is of huge practical situation</text:p>
            </text:list-item>
          </text:list>
        </text:list-item>
        <text:list-item>
          <text:p text:style-name="P6">Disadvantages</text:p>
          <text:list>
            <text:list-item>
              <text:p text:style-name="P5">Reading required two disk accesses, one for the actual reading and the other for updation of timestamps.</text:p>
            </text:list-item>
            <text:list-item>
              <text:p text:style-name="P5">Conflicts are resolved through rollbacks. This is more costly than waits</text:p>
            </text:list-item>
          </text:list>
        </text:list-item>
        <text:list-item>
          <text:p text:style-name="P5">Recoverability and cascadelessness is ensured through the usual means</text:p>
        </text:list-item>
        <text:list-item>
          <text:p text:style-name="P5">Multi-version timestamp ordering can be abstractly seen as basic timestamp ordering in which there are no rollbacks for read operations.</text:p>
        </text:list-item>
      </text:list>
      <text:p text:style-name="P3"/>
      <text:p text:style-name="P2"><text:bookmark-start text:name="Multi-version two phase locking protocol"/>Multi-version two phase locking protocol<text:bookmark-end text:name="Multi-version two phase locking protocol"/></text:p>
      <text:list xml:id="list1357725189" text:continue-numbering="true" text:style-name="L2">
        <text:list-item>
          <text:p text:style-name="P5">A multi-version two phase locking protocol combines the advantage of multi-versioning(read request never has to wait) with two phase locking.</text:p>
        </text:list-item>
        <text:list-item>
          <text:p text:style-name="P5">A read request does not obtain any lock and reads <text:span text:style-name="T3">t</text:span>he most recent version of the data that comes <text:span text:style-name="T3">just </text:span>before it in time.</text:p>
        </text:list-item>
        <text:list-item>
          <text:p text:style-name="P5">A write operation obtains an exclusive lock on the required data item Q and writes a new version. Obtaining a lock prevents transactions which come into the system after it, those that were meant to read a version of Q written by this transaction, <text:span text:style-name="T3">to not read </text:span>old<text:span text:style-name="T3">er</text:span> version.</text:p>
        </text:list-item>
        <text:list-item>
          <text:p text:style-name="P5">Multi-version 2PL ordering can be abstractly seen as basic 2PL in which there are no rollbacks for read oper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4-11T19:24:37</meta:creation-date>
    <dc:date>2012-12-10T13:13:08</dc:date>
    <dc:creator>Kempa </dc:creator>
    <meta:editing-duration>PT6H33M8S</meta:editing-duration>
    <meta:editing-cycles>21</meta:editing-cycles>
    <meta:generator>LibreOffice/3.6$Linux_x86 LibreOffice_project/360m1$Build-2</meta:generator>
    <meta:document-statistic meta:table-count="0" meta:image-count="0" meta:object-count="0" meta:page-count="1" meta:paragraph-count="21" meta:word-count="476" meta:character-count="2760" meta:non-whitespace-character-count="2323"/>
  </office:meta>
</office:document-meta>
</file>